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C67000006F9F3D7BB904.wmf"/>
  <manifest:file-entry manifest:media-type="" manifest:full-path="Pictures/200000080000C67000006F9FBCA3A72D.wmf"/>
  <manifest:file-entry manifest:media-type="" manifest:full-path="Pictures/200000080000C67000006F9F69823A25.wmf"/>
  <manifest:file-entry manifest:media-type="" manifest:full-path="Pictures/200000080000C67000006F9FC36762FC.wmf"/>
  <manifest:file-entry manifest:media-type="" manifest:full-path="Pictures/200000080000C67000006F9F0F1AF9ED.wmf"/>
  <manifest:file-entry manifest:media-type="" manifest:full-path="Pictures/200000080000C67000006F9FC2D3241E.wmf"/>
  <manifest:file-entry manifest:media-type="" manifest:full-path="Pictures/200000080000C67000006F9F974AF993.wmf"/>
  <manifest:file-entry manifest:media-type="" manifest:full-path="Pictures/200000080000C67000006F9F5AD0803D.wmf"/>
  <manifest:file-entry manifest:media-type="" manifest:full-path="Pictures/200000080000C67000006F9F1E3BB3EA.wmf"/>
  <manifest:file-entry manifest:media-type="" manifest:full-path="Pictures/200000080000C67000006F9FDEBFE57A.wmf"/>
  <manifest:file-entry manifest:media-type="" manifest:full-path="Pictures/200000080000C67000006F9F64A2D2FF.wmf"/>
  <manifest:file-entry manifest:media-type="" manifest:full-path="Pictures/200000080000C67000006F9F8A2BEBEC.wmf"/>
  <manifest:file-entry manifest:media-type="" manifest:full-path="Pictures/200000080000C67000006F9FDB5B8FC6.wmf"/>
  <manifest:file-entry manifest:media-type="" manifest:full-path="Pictures/200000080000C67000006F9F42502B09.wmf"/>
  <manifest:file-entry manifest:media-type="" manifest:full-path="Pictures/200000080000C67000006F9F127A469B.wmf"/>
  <manifest:file-entry manifest:media-type="" manifest:full-path="Pictures/200000080000C67000006F9F0D66EFEE.wmf"/>
  <manifest:file-entry manifest:media-type="" manifest:full-path="Pictures/200000080000C67000006F9FDBDFCF08.wmf"/>
  <manifest:file-entry manifest:media-type="" manifest:full-path="Pictures/200000080000C67000006F9F8C4A2CB6.wmf"/>
  <manifest:file-entry manifest:media-type="" manifest:full-path="Pictures/200000080000C67000006F9FF7FEE872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1pt" style:font-size-asian="11pt" style:font-size-complex="11pt"/>
    </style:style>
    <style:style style:name="P2" style:family="paragraph" style:parent-style-name="Standard" style:list-style-name="">
      <style:paragraph-properties fo:line-height="100%"/>
      <style:text-properties fo:font-size="11pt" style:font-size-asian="11pt" style:font-size-complex="11pt"/>
    </style:style>
    <style:style style:name="P3" style:family="paragraph" style:parent-style-name="Standard" style:list-style-name="" style:master-page-name="Standard">
      <style:paragraph-properties fo:line-height="100%" style:page-number="auto"/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text:anchor-type="as-char" svg:width="6in" svg:height="3.3752in" draw:z-index="0"><draw:image xlink:href="Pictures/200000080000C67000006F9FBCA3A72D.wmf" xlink:type="simple" xlink:show="embed" xlink:actuate="onLoad"/></draw:frame></text:p>
      <text:p text:style-name="P1"/>
      <text:p text:style-name="P1"/>
      <text:p text:style-name="P2"><draw:frame draw:style-name="fr1" text:anchor-type="as-char" svg:width="6in" svg:height="3.3752in" draw:z-index="1"><draw:image xlink:href="Pictures/200000080000C67000006F9F974AF993.wmf" xlink:type="simple" xlink:show="embed" xlink:actuate="onLoad"/></draw:frame></text:p>
      <text:p text:style-name="P2"/>
      <text:p text:style-name="P2"/>
      <text:p text:style-name="P2"/>
      <text:p text:style-name="P2"><text:soft-page-break/><draw:frame draw:style-name="fr1" text:anchor-type="as-char" svg:width="6in" svg:height="3.3752in" draw:z-index="2"><draw:image xlink:href="Pictures/200000080000C67000006F9F127A469B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3"><draw:image xlink:href="Pictures/200000080000C67000006F9FC2D3241E.wmf" xlink:type="simple" xlink:show="embed" xlink:actuate="onLoad"/></draw:frame></text:p>
      <text:p text:style-name="P2"/>
      <text:p text:style-name="P2"/>
      <text:p text:style-name="P2"><text:soft-page-break/><draw:frame draw:style-name="fr1" text:anchor-type="as-char" svg:width="6in" svg:height="3.3752in" draw:z-index="4"><draw:image xlink:href="Pictures/200000080000C67000006F9F8C4A2CB6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5"><draw:image xlink:href="Pictures/200000080000C67000006F9F5AD0803D.wmf" xlink:type="simple" xlink:show="embed" xlink:actuate="onLoad"/></draw:frame></text:p>
      <text:p text:style-name="P2"/>
      <text:p text:style-name="P2"/>
      <text:p text:style-name="P2"><text:soft-page-break/><draw:frame draw:style-name="fr1" text:anchor-type="as-char" svg:width="6in" svg:height="3.3752in" draw:z-index="6"><draw:image xlink:href="Pictures/200000080000C67000006F9FF7FEE872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7"><draw:image xlink:href="Pictures/200000080000C67000006F9F42502B09.wmf" xlink:type="simple" xlink:show="embed" xlink:actuate="onLoad"/></draw:frame></text:p>
      <text:p text:style-name="P2"/>
      <text:p text:style-name="P2"/>
      <text:p text:style-name="P2"><text:soft-page-break/><draw:frame draw:style-name="fr1" text:anchor-type="as-char" svg:width="6in" svg:height="3.3752in" draw:z-index="8"><draw:image xlink:href="Pictures/200000080000C67000006F9F1E3BB3EA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9"><draw:image xlink:href="Pictures/200000080000C67000006F9F0F1AF9ED.wmf" xlink:type="simple" xlink:show="embed" xlink:actuate="onLoad"/></draw:frame></text:p>
      <text:p text:style-name="P2"/>
      <text:p text:style-name="P2"><text:soft-page-break/><draw:frame draw:style-name="fr1" text:anchor-type="as-char" svg:width="6in" svg:height="3.3752in" draw:z-index="10"><draw:image xlink:href="Pictures/200000080000C67000006F9FC36762FC.wmf" xlink:type="simple" xlink:show="embed" xlink:actuate="onLoad"/></draw:frame></text:p>
      <text:p text:style-name="P2"/>
      <text:p text:style-name="P2"><draw:frame draw:style-name="fr1" text:anchor-type="as-char" svg:width="6in" svg:height="3.3752in" draw:z-index="11"><draw:image xlink:href="Pictures/200000080000C67000006F9F64A2D2FF.wmf" xlink:type="simple" xlink:show="embed" xlink:actuate="onLoad"/></draw:frame></text:p>
      <text:p text:style-name="P2"/>
      <text:p text:style-name="P2"><text:soft-page-break/><draw:frame draw:style-name="fr1" text:anchor-type="as-char" svg:width="6in" svg:height="3.3752in" draw:z-index="12"><draw:image xlink:href="Pictures/200000080000C67000006F9F69823A25.wmf" xlink:type="simple" xlink:show="embed" xlink:actuate="onLoad"/></draw:frame></text:p>
      <text:p text:style-name="P2"/>
      <text:p text:style-name="P2"/>
      <text:p text:style-name="P2"/>
      <text:p text:style-name="P2"><draw:frame draw:style-name="fr1" text:anchor-type="as-char" svg:width="6in" svg:height="3.3752in" draw:z-index="13"><draw:image xlink:href="Pictures/200000080000C67000006F9FDB5B8FC6.wmf" xlink:type="simple" xlink:show="embed" xlink:actuate="onLoad"/></draw:frame></text:p>
      <text:p text:style-name="P2"/>
      <text:p text:style-name="P2"/>
      <text:p text:style-name="P2"><text:soft-page-break/><draw:frame draw:style-name="fr1" text:anchor-type="as-char" svg:width="6in" svg:height="3.3752in" draw:z-index="14"><draw:image xlink:href="Pictures/200000080000C67000006F9F8A2BEBEC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15"><draw:image xlink:href="Pictures/200000080000C67000006F9FDEBFE57A.wmf" xlink:type="simple" xlink:show="embed" xlink:actuate="onLoad"/></draw:frame></text:p>
      <text:p text:style-name="P2"/>
      <text:p text:style-name="P2"><text:soft-page-break/><draw:frame draw:style-name="fr1" text:anchor-type="as-char" svg:width="6in" svg:height="3.3752in" draw:z-index="16"><draw:image xlink:href="Pictures/200000080000C67000006F9FDBDFCF08.wmf" xlink:type="simple" xlink:show="embed" xlink:actuate="onLoad"/></draw:frame></text:p>
      <text:p text:style-name="P2"/>
      <text:p text:style-name="P2"/>
      <text:p text:style-name="P2"><draw:frame draw:style-name="fr1" text:anchor-type="as-char" svg:width="6in" svg:height="3.3752in" draw:z-index="17"><draw:image xlink:href="Pictures/200000080000C67000006F9F3D7BB904.wmf" xlink:type="simple" xlink:show="embed" xlink:actuate="onLoad"/></draw:frame></text:p>
      <text:p text:style-name="P2"/>
      <text:p text:style-name="P2"><text:soft-page-break/><draw:frame draw:style-name="fr1" text:anchor-type="as-char" svg:width="6in" svg:height="3.3752in" draw:z-index="18"><draw:image xlink:href="Pictures/200000080000C67000006F9F0D66EFEE.wm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text:anchor-type="as-char" svg:width="6in" svg:height="3.3752in" draw:z-index="19"><draw:image xlink:href="Pictures/200000080000C67000006F9FC36762FC.wm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zh" style:country-asian="CN" style:font-name-complex="Courier New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0" meta:object-count="0" meta:page-count="11" meta:paragraph-count="20" meta:word-count="0" meta:character-count="20"/>
    <meta:generator>OpenOffice/4.1.14$Win32 OpenOffice.org_project/4114m1$Build-9811</meta:generator>
  </office:meta>
</office:document-meta>
</file>